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rsid="01c00293" officeooo:paragraph-rsid="01c00293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 — напишите эмуляцию стека <text:span text:style-name="T2">js </text:span><text:span text:style-name="T1">на классах</text:span></text:p>
      <text:p text:style-name="P1">2 -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7T15:41:13.740000000</meta:creation-date>
    <dc:date>2024-12-12T09:24:39.104000000</dc:date>
    <meta:editing-duration>P2DT22H53M4S</meta:editing-duration>
    <meta:editing-cycles>412</meta:editing-cycles>
    <meta:generator>LibreOffice/7.5.2.2$Windows_X86_64 LibreOffice_project/53bb9681a964705cf672590721dbc85eb4d0c3a2</meta:generator>
    <meta:document-statistic meta:table-count="0" meta:image-count="0" meta:object-count="0" meta:page-count="1" meta:paragraph-count="2" meta:word-count="9" meta:character-count="45" meta:non-whitespace-character-count="36"/>
  </office:meta>
</office:document-meta>
</file>